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6 月 份" calcext:value-type="string">
              <text:p><text:s text:c="7"/>中 華 民 國 98 年 6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6318" calcext:value-type="float">
            <text:p><text:s text:c="3"/>6,31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3" calcext:value-type="float">
            <text:p><text:s text:c="3"/>3.33 </text:p>
          </table:table-cell>
          <table:table-cell table:style-name="ce29" office:value-type="float" office:value="3735" calcext:value-type="float">
            <text:p><text:s text:c="3"/>3,73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7" calcext:value-type="float">
            <text:p><text:s text:c="3"/>1.97 </text:p>
          </table:table-cell>
          <table:table-cell table:style-name="ce29" office:value-type="float" office:value="16157" calcext:value-type="float">
            <text:p><text:s text:c="3"/>16,15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29" office:value-type="float" office:value="12422" calcext:value-type="float">
            <text:p><text:s text:c="3"/>12,42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5" calcext:value-type="float">
            <text:p><text:s text:c="3"/>6.55 </text:p>
          </table:table-cell>
          <table:table-cell table:style-name="ce29" office:value-type="float" office:value="8255" calcext:value-type="float">
            <text:p><text:s text:c="3"/>8,255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35" calcext:value-type="float">
            <text:p><text:s text:c="3"/>4.35 </text:p>
          </table:table-cell>
          <table:table-cell table:style-name="ce29" office:value-type="float" office:value="5445" calcext:value-type="float">
            <text:p><text:s text:c="3"/>5,44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962" calcext:value-type="float">
            <text:p><text:s text:c="3"/>4,96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3" calcext:value-type="float">
            <text:p><text:s text:c="3"/>2.63 </text:p>
          </table:table-cell>
          <table:table-cell table:style-name="ce29" office:value-type="float" office:value="3680" calcext:value-type="float">
            <text:p><text:s text:c="3"/>3,68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5" calcext:value-type="float">
            <text:p><text:s text:c="3"/>1.95 </text:p>
          </table:table-cell>
          <table:table-cell table:style-name="ce29" office:value-type="float" office:value="16057" calcext:value-type="float">
            <text:p><text:s text:c="3"/>16,05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1" calcext:value-type="float">
            <text:p><text:s text:c="3"/>8.51 </text:p>
          </table:table-cell>
          <table:table-cell table:style-name="ce29" office:value-type="float" office:value="12377" calcext:value-type="float">
            <text:p><text:s text:c="3"/>12,37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29" office:value-type="float" office:value="8215" calcext:value-type="float">
            <text:p><text:s text:c="3"/>8,215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35" calcext:value-type="float">
            <text:p><text:s text:c="3"/>4.35 </text:p>
          </table:table-cell>
          <table:table-cell table:style-name="ce29" office:value-type="float" office:value="5433" calcext:value-type="float">
            <text:p><text:s text:c="3"/>5,433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5908" calcext:value-type="float">
            <text:p><text:s text:c="3"/>5,908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82" calcext:value-type="float">
            <text:p><text:s text:c="3"/>3.82 </text:p>
          </table:table-cell>
          <table:table-cell table:style-name="ce29" office:value-type="float" office:value="3309" calcext:value-type="float">
            <text:p><text:s text:c="3"/>3,30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4" calcext:value-type="float">
            <text:p><text:s text:c="3"/>2.14 </text:p>
          </table:table-cell>
          <table:table-cell table:style-name="ce29" office:value-type="float" office:value="13481" calcext:value-type="float">
            <text:p><text:s text:c="3"/>13,481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29" office:value-type="float" office:value="10172" calcext:value-type="float">
            <text:p><text:s text:c="3"/>10,17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6642" calcext:value-type="float">
            <text:p><text:s text:c="3"/>6,642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9" calcext:value-type="float">
            <text:p><text:s text:c="3"/>4.29 </text:p>
          </table:table-cell>
          <table:table-cell table:style-name="ce29" office:value-type="float" office:value="4479" calcext:value-type="float">
            <text:p><text:s text:c="3"/>4,479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1938" calcext:value-type="float">
            <text:p><text:s text:c="3"/>1,93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1084" calcext:value-type="float">
            <text:p><text:s text:c="3"/>1,08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3" calcext:value-type="float">
            <text:p><text:s text:c="3"/>3.43 </text:p>
          </table:table-cell>
          <table:table-cell table:style-name="ce30" office:value-type="float" office:value="2679" calcext:value-type="float">
            <text:p><text:s text:c="3"/>2,67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1595" calcext:value-type="float">
            <text:p><text:s text:c="3"/>1,59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1568" calcext:value-type="float">
            <text:p><text:s text:c="3"/>1,56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1032" calcext:value-type="float">
            <text:p><text:s text:c="3"/>1,03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624" calcext:value-type="float">
            <text:p><text:s text:c="3"/>624 </text:p>
          </table:table-cell>
          <table:table-cell table:style-name="ce26" office:value-type="float" office:value="1.35" calcext:value-type="float">
            <text:p><text:s text:c="3"/>1.35 </text:p>
          </table:table-cell>
          <table:table-cell table:style-name="ce26" office:value-type="float" office:value="16.47" calcext:value-type="float">
            <text:p><text:s text:c="3"/>16.47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30" office:value-type="float" office:value="306" calcext:value-type="float">
            <text:p><text:s text:c="3"/>30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30" office:value-type="float" office:value="293" calcext:value-type="float">
            <text:p><text:s text:c="3"/>29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3" calcext:value-type="float">
            <text:p><text:s text:c="3"/>7.73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3" calcext:value-type="float">
            <text:p><text:s text:c="3"/>4.33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725" calcext:value-type="float">
            <text:p><text:s text:c="3"/>1,725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68" calcext:value-type="float">
            <text:p><text:s text:c="3"/>10.68 </text:p>
          </table:table-cell>
          <table:table-cell table:style-name="ce30" office:value-type="float" office:value="793" calcext:value-type="float">
            <text:p><text:s text:c="3"/>79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30" office:value-type="float" office:value="1591" calcext:value-type="float">
            <text:p><text:s text:c="3"/>1,591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5" calcext:value-type="float">
            <text:p><text:s text:c="3"/>9.85 </text:p>
          </table:table-cell>
          <table:table-cell table:style-name="ce30" office:value-type="float" office:value="798" calcext:value-type="float">
            <text:p><text:s text:c="3"/>79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0" office:value-type="float" office:value="832" calcext:value-type="float">
            <text:p><text:s text:c="3"/>83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63" calcext:value-type="float">
            <text:p><text:s text:c="3"/>3.6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91" calcext:value-type="float">
            <text:p><text:s text:c="3"/>691 </text:p>
          </table:table-cell>
          <table:table-cell table:style-name="ce26" office:value-type="float" office:value="1.37" calcext:value-type="float">
            <text:p><text:s text:c="3"/>1.37 </text:p>
          </table:table-cell>
          <table:table-cell table:style-name="ce26" office:value-type="float" office:value="16.62" calcext:value-type="float">
            <text:p><text:s text:c="3"/>16.62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78" calcext:value-type="float">
            <text:p><text:s text:c="3"/>11.78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50" calcext:value-type="float">
            <text:p><text:s/>－50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8" calcext:value-type="float">
            <text:p><text:s text:c="3"/>8.98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-20" calcext:value-type="float">
            <text:p><text:s/>－20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0" office:value-type="float" office:value="1169" calcext:value-type="float">
            <text:p><text:s text:c="3"/>1,169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0" office:value-type="float" office:value="737" calcext:value-type="float">
            <text:p><text:s text:c="3"/>73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540" calcext:value-type="float">
            <text:p><text:s text:c="3"/>54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317" calcext:value-type="float">
            <text:p><text:s text:c="3"/>317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4" calcext:value-type="float">
            <text:p><text:s/>－74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9" calcext:value-type="float">
            <text:p><text:s/>－0.69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2" calcext:value-type="float">
            <text:p><text:s text:c="3"/>3.12 </text:p>
          </table:table-cell>
          <table:table-cell table:style-name="ce30" office:value-type="float" office:value="1077" calcext:value-type="float">
            <text:p><text:s text:c="3"/>1,077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99" calcext:value-type="float">
            <text:p><text:s text:c="3"/>9.99 </text:p>
          </table:table-cell>
          <table:table-cell table:style-name="ce30" office:value-type="float" office:value="740" calcext:value-type="float">
            <text:p><text:s text:c="3"/>74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381" calcext:value-type="float">
            <text:p><text:s text:c="3"/>381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3" calcext:value-type="float">
            <text:p><text:s text:c="3"/>3.53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4" calcext:value-type="float">
            <text:p><text:s text:c="3"/>1.44 </text:p>
          </table:table-cell>
          <table:table-cell table:style-name="ce30" office:value-type="float" office:value="-48" calcext:value-type="float">
            <text:p><text:s/>－48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" calcext:value-type="float">
            <text:p><text:s/>－1.10 </text:p>
          </table:table-cell>
          <table:table-cell table:style-name="ce30" office:value-type="float" office:value="332" calcext:value-type="float">
            <text:p><text:s text:c="3"/>33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6" calcext:value-type="float">
            <text:p><text:s text:c="3"/>7.60 </text:p>
          </table:table-cell>
          <table:table-cell table:style-name="ce30" office:value-type="float" office:value="380" calcext:value-type="float">
            <text:p><text:s text:c="3"/>38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" calcext:value-type="float">
            <text:p><text:s text:c="3"/>8.70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30" office:value-type="float" office:value="-50" calcext:value-type="float">
            <text:p><text:s/>－50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30" office:value-type="float" office:value="508" calcext:value-type="float">
            <text:p><text:s text:c="3"/>50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5" calcext:value-type="float">
            <text:p><text:s text:c="3"/>8.55 </text:p>
          </table:table-cell>
          <table:table-cell table:style-name="ce30" office:value-type="float" office:value="558" calcext:value-type="float">
            <text:p><text:s text:c="3"/>558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9" calcext:value-type="float">
            <text:p><text:s text:c="3"/>9.39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2" calcext:value-type="float">
            <text:p><text:s text:c="3"/>3.62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30" office:value-type="float" office:value="-35" calcext:value-type="float">
            <text:p><text:s/>－35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8" calcext:value-type="float">
            <text:p><text:s/>－0.78 </text:p>
          </table:table-cell>
          <table:table-cell table:style-name="ce30" office:value-type="float" office:value="364" calcext:value-type="float">
            <text:p><text:s text:c="3"/>36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399" calcext:value-type="float">
            <text:p><text:s text:c="3"/>399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9" calcext:value-type="float">
            <text:p><text:s text:c="3"/>3.69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49" calcext:value-type="float">
            <text:p><text:s/>－249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4" calcext:value-type="float">
            <text:p><text:s/>－2.74 </text:p>
          </table:table-cell>
          <table:table-cell table:style-name="ce30" office:value-type="float" office:value="-44" calcext:value-type="float">
            <text:p><text:s/>－44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30" office:value-type="float" office:value="694" calcext:value-type="float">
            <text:p><text:s text:c="3"/>694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738" calcext:value-type="float">
            <text:p><text:s text:c="3"/>73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9" calcext:value-type="float">
            <text:p><text:s text:c="3"/>3.09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15" calcext:value-type="float">
            <text:p><text:s/>－21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1" calcext:value-type="float">
            <text:p><text:s/>－2.10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3" calcext:value-type="float">
            <text:p><text:s text:c="3"/>1.23 </text:p>
          </table:table-cell>
          <table:table-cell table:style-name="ce30" office:value-type="float" office:value="880" calcext:value-type="float">
            <text:p><text:s text:c="3"/>88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754" calcext:value-type="float">
            <text:p><text:s text:c="3"/>75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1" calcext:value-type="float">
            <text:p><text:s text:c="3"/>3.61 </text:p>
          </table:table-cell>
          <table:table-cell table:style-name="ce30" office:value-type="float" office:value="300" calcext:value-type="float">
            <text:p><text:s text:c="3"/>30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09" calcext:value-type="float">
            <text:p><text:s/>－309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26" calcext:value-type="float">
            <text:p><text:s/>－4.26 </text:p>
          </table:table-cell>
          <table:table-cell table:style-name="ce30" office:value-type="float" office:value="-74" calcext:value-type="float">
            <text:p><text:s/>－74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1.02" calcext:value-type="float">
            <text:p><text:s/>－1.02 </text:p>
          </table:table-cell>
          <table:table-cell table:style-name="ce30" office:value-type="float" office:value="539" calcext:value-type="float">
            <text:p><text:s text:c="3"/>53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2" calcext:value-type="float">
            <text:p><text:s text:c="3"/>7.42 </text:p>
          </table:table-cell>
          <table:table-cell table:style-name="ce30" office:value-type="float" office:value="613" calcext:value-type="float">
            <text:p><text:s text:c="3"/>613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6" calcext:value-type="float">
            <text:p><text:s text:c="3"/>3.86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41" calcext:value-type="float">
            <text:p><text:s text:c="3"/>14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" calcext:value-type="float">
            <text:p><text:s text:c="3"/>7.40 </text:p>
          </table:table-cell>
          <table:table-cell table:style-name="ce30" office:value-type="float" office:value="-32" calcext:value-type="float">
            <text:p><text:s/>－32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8" calcext:value-type="float">
            <text:p><text:s/>－1.68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8" calcext:value-type="float">
            <text:p><text:s text:c="3"/>8.08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5" calcext:value-type="float">
            <text:p><text:s text:c="3"/>9.75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2" calcext:value-type="float">
            <text:p><text:s text:c="3"/>3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9" calcext:value-type="float">
            <text:p><text:s/>－129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6" calcext:value-type="float">
            <text:p><text:s/>－4.60 </text:p>
          </table:table-cell>
          <table:table-cell table:style-name="ce30" office:value-type="float" office:value="-36" calcext:value-type="float">
            <text:p><text:s/>－36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8" calcext:value-type="float">
            <text:p><text:s/>－1.28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9" calcext:value-type="float">
            <text:p><text:s text:c="3"/>8.99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46" office:value-type="float" office:value="3.96" calcext:value-type="float">
            <text:p><text:s text:c="3"/>3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10" calcext:value-type="float">
            <text:p><text:s text:c="3"/>310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26" office:value-type="float" office:value="39.88" calcext:value-type="float">
            <text:p><text:s text:c="3"/>39.88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9" calcext:value-type="float">
            <text:p><text:s/>－0.90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8" calcext:value-type="float">
            <text:p><text:s text:c="3"/>9.38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7" calcext:value-type="float">
            <text:p><text:s text:c="3"/>10.27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94" calcext:value-type="float">
            <text:p><text:s text:c="3"/>3.94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19" calcext:value-type="float">
            <text:p><text:s text:c="3"/>419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26" office:value-type="float" office:value="12.49" calcext:value-type="float">
            <text:p><text:s text:c="3"/>12.49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3.35" calcext:value-type="float">
            <text:p><text:s text:c="3"/>13.35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4" calcext:value-type="float">
            <text:p><text:s text:c="3"/>5.54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18" office:value-type="float" office:value="103" calcext:value-type="float">
            <text:p><text:s text:c="3"/>10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91" calcext:value-type="float">
            <text:p><text:s text:c="3"/>791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" calcext:value-type="float">
            <text:p><text:s text:c="3"/>9.00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72" calcext:value-type="float">
            <text:p><text:s text:c="3"/>2.72 </text:p>
          </table:table-cell>
          <table:table-cell table:style-name="ce30" office:value-type="float" office:value="703" calcext:value-type="float">
            <text:p><text:s text:c="3"/>70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464" calcext:value-type="float">
            <text:p><text:s text:c="3"/>46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363" calcext:value-type="float">
            <text:p><text:s text:c="3"/>36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18" office:value-type="float" office:value="252" calcext:value-type="float">
            <text:p><text:s text:c="3"/>25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8" calcext:value-type="float">
            <text:p><text:s text:c="3"/>3.68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7" calcext:value-type="float">
            <text:p><text:s text:c="3"/>3.77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76" calcext:value-type="float">
            <text:p><text:s/>176 </text:p>
          </table:table-cell>
          <table:table-cell table:style-name="ce27" office:value-type="float" office:value="0.23" calcext:value-type="float">
            <text:p><text:s text:c="3"/>0.23 </text:p>
          </table:table-cell>
          <table:table-cell table:style-name="ce27" office:value-type="float" office:value="2.78" calcext:value-type="float">
            <text:p><text:s text:c="3"/>2.78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8" office:value-type="float" office:value="0.11" calcext:value-type="float">
            <text:p><text:s text:c="3"/>0.11 </text:p>
          </table:table-cell>
          <table:table-cell table:style-name="ce28" office:value-type="float" office:value="1.33" calcext:value-type="float">
            <text:p><text:s text:c="3"/>1.33 </text:p>
          </table:table-cell>
          <table:table-cell table:style-name="ce31" office:value-type="float" office:value="477" calcext:value-type="float">
            <text:p><text:s text:c="3"/>477 </text:p>
          </table:table-cell>
          <table:table-cell table:style-name="ce28" office:value-type="float" office:value="0.62" calcext:value-type="float">
            <text:p><text:s text:c="3"/>0.62 </text:p>
          </table:table-cell>
          <table:table-cell table:style-name="ce28" office:value-type="float" office:value="7.54" calcext:value-type="float">
            <text:p><text:s text:c="3"/>7.54 </text:p>
          </table:table-cell>
          <table:table-cell table:style-name="ce31" office:value-type="float" office:value="393" calcext:value-type="float">
            <text:p><text:s text:c="3"/>393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21" calcext:value-type="float">
            <text:p><text:s text:c="3"/>6.21 </text:p>
          </table:table-cell>
          <table:table-cell table:style-name="ce31" office:value-type="float" office:value="248" calcext:value-type="float">
            <text:p><text:s text:c="3"/>248 </text:p>
          </table:table-cell>
          <table:table-cell table:style-name="ce28" office:value-type="float" office:value="0.32" calcext:value-type="float">
            <text:p><text:s text:c="3"/>0.32 </text:p>
          </table:table-cell>
          <table:table-cell table:style-name="ce28" office:value-type="float" office:value="3.92" calcext:value-type="float">
            <text:p><text:s text:c="3"/>3.92 </text:p>
          </table:table-cell>
          <table:table-cell table:style-name="ce20" office:value-type="float" office:value="200" calcext:value-type="float">
            <text:p><text:s text:c="3"/>200 </text:p>
          </table:table-cell>
          <table:table-cell table:style-name="ce28" office:value-type="float" office:value="0.26" calcext:value-type="float">
            <text:p><text:s text:c="3"/>0.26 </text:p>
          </table:table-cell>
          <table:table-cell table:style-name="ce47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046" calcext:value-type="float">
            <text:p><text:s/>－1,046 </text:p>
          </table:table-cell>
          <table:table-cell table:style-name="ce25" office:value-type="float" office:value="-0.4" calcext:value-type="float">
            <text:p><text:s/>－0.40 </text:p>
          </table:table-cell>
          <table:table-cell table:style-name="ce25" office:value-type="float" office:value="-4.86" calcext:value-type="float">
            <text:p><text:s/>－4.86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4" calcext:value-type="float">
            <text:p><text:s text:c="3"/>1.24 </text:p>
          </table:table-cell>
          <table:table-cell table:style-name="ce29" office:value-type="float" office:value="1660" calcext:value-type="float">
            <text:p><text:s text:c="3"/>1,660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72" calcext:value-type="float">
            <text:p><text:s text:c="3"/>7.72 </text:p>
          </table:table-cell>
          <table:table-cell table:style-name="ce29" office:value-type="float" office:value="1393" calcext:value-type="float">
            <text:p><text:s text:c="3"/>1,393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8" calcext:value-type="float">
            <text:p><text:s text:c="3"/>6.48 </text:p>
          </table:table-cell>
          <table:table-cell table:style-name="ce29" office:value-type="float" office:value="1102" calcext:value-type="float">
            <text:p><text:s text:c="3"/>1,102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2" calcext:value-type="float">
            <text:p><text:s text:c="3"/>5.12 </text:p>
          </table:table-cell>
          <table:table-cell table:style-name="ce17" office:value-type="float" office:value="573" calcext:value-type="float">
            <text:p><text:s text:c="3"/>57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26" office:value-type="float" office:value="-7.54" calcext:value-type="float">
            <text:p><text:s/>－7.5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6" calcext:value-type="float">
            <text:p><text:s text:c="3"/>2.96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405" calcext:value-type="float">
            <text:p><text:s/>－405 </text:p>
          </table:table-cell>
          <table:table-cell table:style-name="ce26" office:value-type="float" office:value="-1.79" calcext:value-type="float">
            <text:p><text:s/>－1.79 </text:p>
          </table:table-cell>
          <table:table-cell table:style-name="ce26" office:value-type="float" office:value="-21.74" calcext:value-type="float">
            <text:p><text:s/>－21.74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4" calcext:value-type="float">
            <text:p><text:s text:c="3"/>7.74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9" calcext:value-type="float">
            <text:p><text:s text:c="3"/>4.19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3.03" calcext:value-type="float">
            <text:p><text:s/>－3.03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88" calcext:value-type="float">
            <text:p><text:s text:c="3"/>6.88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43" calcext:value-type="float">
            <text:p><text:s/>－143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97" calcext:value-type="float">
            <text:p><text:s/>－7.97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26" office:value-type="float" office:value="14.8" calcext:value-type="float">
            <text:p><text:s text:c="3"/>14.80 </text:p>
          </table:table-cell>
          <table:table-cell table:style-name="ce32" office:value-type="float" office:value="37" calcext:value-type="float">
            <text:p><text:s text:c="3"/>37 </text:p>
          </table:table-cell>
          <table:table-cell table:style-name="ce34" office:value-type="float" office:value="0.23" calcext:value-type="float">
            <text:p><text:s text:c="3"/>0.23 </text:p>
          </table:table-cell>
          <table:table-cell table:style-name="ce34" office:value-type="float" office:value="2.82" calcext:value-type="float">
            <text:p><text:s text:c="3"/>2.8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8" calcext:value-type="float">
            <text:p><text:s text:c="3"/>5.18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2" calcext:value-type="float">
            <text:p><text:s text:c="3"/>4.12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26" office:value-type="float" office:value="-11.34" calcext:value-type="float">
            <text:p><text:s/>－11.34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6" calcext:value-type="float">
            <text:p><text:s/>－1.86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1" calcext:value-type="float">
            <text:p><text:s text:c="3"/>8.41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88" calcext:value-type="float">
            <text:p><text:s/>－288 </text:p>
          </table:table-cell>
          <table:table-cell table:style-name="ce26" office:value-type="float" office:value="-1.52" calcext:value-type="float">
            <text:p><text:s/>－1.52 </text:p>
          </table:table-cell>
          <table:table-cell table:style-name="ce26" office:value-type="float" office:value="-18.49" calcext:value-type="float">
            <text:p><text:s/>－18.49 </text:p>
          </table:table-cell>
          <table:table-cell table:style-name="ce30" office:value-type="float" office:value="-31" calcext:value-type="float">
            <text:p><text:s/>－31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9" calcext:value-type="float">
            <text:p><text:s/>－1.99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3" calcext:value-type="float">
            <text:p><text:s text:c="3"/>9.8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41" calcext:value-type="float">
            <text:p><text:s text:c="3"/>3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2" calcext:value-type="float">
            <text:p><text:s text:c="3"/>2.42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6" calcext:value-type="float">
            <text:p><text:s text:c="3"/>7.86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11" calcext:value-type="float">
            <text:p><text:s/>－111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26" office:value-type="float" office:value="-11.91" calcext:value-type="float">
            <text:p><text:s/>－11.91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4" calcext:value-type="float">
            <text:p><text:s text:c="3"/>2.04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59" calcext:value-type="float">
            <text:p><text:s text:c="3"/>8.59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08" calcext:value-type="float">
            <text:p><text:s text:c="3"/>10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6" calcext:value-type="float">
            <text:p><text:s text:c="3"/>3.46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6" calcext:value-type="float">
            <text:p><text:s text:c="3"/>8.56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6" calcext:value-type="float">
            <text:p><text:s/>－0.56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4" calcext:value-type="float">
            <text:p><text:s text:c="3"/>1.84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66" calcext:value-type="float">
            <text:p><text:s/>－5.66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4" calcext:value-type="float">
            <text:p><text:s text:c="3"/>6.94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100" calcext:value-type="float">
            <text:p><text:s text:c="3"/>100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9" office:value-type="float" office:value="916" calcext:value-type="float">
            <text:p><text:s text:c="3"/>916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29" office:value-type="float" office:value="812" calcext:value-type="float">
            <text:p><text:s text:c="3"/>81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471" calcext:value-type="float">
            <text:p><text:s text:c="3"/>471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17" office:value-type="float" office:value="381" calcext:value-type="float">
            <text:p><text:s text:c="3"/>381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6" calcext:value-type="float">
            <text:p><text:s/>－16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96" calcext:value-type="float">
            <text:p><text:s/>－6.96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26" office:value-type="float" office:value="-4.79" calcext:value-type="float">
            <text:p><text:s/>－4.79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45" calcext:value-type="float">
            <text:p><text:s text:c="3"/>10.45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5" calcext:value-type="float">
            <text:p><text:s text:c="3"/>3.05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46" office:value-type="float" office:value="5.66" calcext:value-type="float">
            <text:p><text:s text:c="3"/>5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64" calcext:value-type="float">
            <text:p><text:s text:c="3"/>364 </text:p>
          </table:table-cell>
          <table:table-cell table:style-name="ce26" office:value-type="float" office:value="2.87" calcext:value-type="float">
            <text:p><text:s text:c="3"/>2.87 </text:p>
          </table:table-cell>
          <table:table-cell table:style-name="ce26" office:value-type="float" office:value="34.87" calcext:value-type="float">
            <text:p><text:s text:c="3"/>34.87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8" calcext:value-type="float">
            <text:p><text:s text:c="3"/>2.68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3" calcext:value-type="float">
            <text:p><text:s text:c="3"/>3.63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5" calcext:value-type="float">
            <text:p><text:s text:c="3"/>3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2" calcext:value-type="float">
            <text:p><text:s text:c="3"/>4.12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12" calcext:value-type="float">
            <text:p><text:s text:c="3"/>2.12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7" calcext:value-type="float">
            <text:p><text:s text:c="3"/>9.07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4" calcext:value-type="float">
            <text:p><text:s text:c="3"/>6.94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7" calcext:value-type="float">
            <text:p><text:s text:c="3"/>4.37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4" calcext:value-type="float">
            <text:p><text:s text:c="3"/>1.64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4" calcext:value-type="float">
            <text:p><text:s text:c="3"/>1.44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5" calcext:value-type="float">
            <text:p><text:s text:c="3"/>3.35 </text:p>
          </table:table-cell>
          <table:table-cell table:style-name="ce18" office:value-type="float" office:value="79" calcext:value-type="float">
            <text:p><text:s text:c="3"/>7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76" calcext:value-type="float">
            <text:p><text:s/>－76 </text:p>
          </table:table-cell>
          <table:table-cell table:style-name="ce26" office:value-type="float" office:value="-1.35" calcext:value-type="float">
            <text:p><text:s/>－1.35 </text:p>
          </table:table-cell>
          <table:table-cell table:style-name="ce26" office:value-type="float" office:value="-16.37" calcext:value-type="float">
            <text:p><text:s/>－16.37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59" calcext:value-type="float">
            <text:p><text:s/>－2.59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2.53" calcext:value-type="float">
            <text:p><text:s/>－2.53 </text:p>
          </table:table-cell>
          <table:table-cell table:style-name="ce26" office:value-type="float" office:value="-30.82" calcext:value-type="float">
            <text:p><text:s/>－30.82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.11" calcext:value-type="float">
            <text:p><text:s/>－4.11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1" calcext:value-type="float">
            <text:p><text:s text:c="3"/>4.11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9" calcext:value-type="float">
            <text:p><text:s text:c="3"/>3.29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7" calcext:value-type="float">
            <text:p><text:s text:c="3"/>3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204" calcext:value-type="float">
            <text:p><text:s/>－204 </text:p>
          </table:table-cell>
          <table:table-cell table:style-name="ce26" office:value-type="float" office:value="-1.1" calcext:value-type="float">
            <text:p><text:s/>－1.10 </text:p>
          </table:table-cell>
          <table:table-cell table:style-name="ce26" office:value-type="float" office:value="-13.34" calcext:value-type="float">
            <text:p><text:s/>－13.34 </text:p>
          </table:table-cell>
          <table:table-cell table:style-name="ce30" office:value-type="float" office:value="-36" calcext:value-type="float">
            <text:p><text:s/>－36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36" calcext:value-type="float">
            <text:p><text:s/>－2.36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" calcext:value-type="float">
            <text:p><text:s text:c="3"/>8.70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4" calcext:value-type="float">
            <text:p><text:s text:c="3"/>3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3" calcext:value-type="float">
            <text:p><text:s/>－2.43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8" calcext:value-type="float">
            <text:p><text:s text:c="3"/>3.58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" calcext:value-type="float">
            <text:p><text:s text:c="3"/>10.60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" calcext:value-type="float">
            <text:p><text:s text:c="3"/>10.60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5" calcext:value-type="float">
            <text:p><text:s text:c="3"/>2.85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46" office:value-type="float" office:value="4.48" calcext:value-type="float">
            <text:p><text:s text:c="3"/>4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6" calcext:value-type="float">
            <text:p><text:s text:c="3"/>2.46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2" calcext:value-type="float">
            <text:p><text:s text:c="3"/>7.62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9" calcext:value-type="float">
            <text:p><text:s text:c="3"/>3.4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356" calcext:value-type="float">
            <text:p><text:s text:c="3"/>1,356 </text:p>
          </table:table-cell>
          <table:table-cell table:style-name="ce25" office:value-type="float" office:value="13.85" calcext:value-type="float">
            <text:p><text:s text:c="3"/>13.85 </text:p>
          </table:table-cell>
          <table:table-cell table:style-name="ce25" office:value-type="float" office:value="168.5" calcext:value-type="float">
            <text:p><text:s text:c="3"/>168.50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1.01" calcext:value-type="float">
            <text:p><text:s text:c="3"/>1.01 </text:p>
          </table:table-cell>
          <table:table-cell table:style-name="ce25" office:value-type="float" office:value="12.34" calcext:value-type="float">
            <text:p><text:s text:c="3"/>12.34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4" calcext:value-type="float">
            <text:p><text:s text:c="3"/>4.94 </text:p>
          </table:table-cell>
          <table:table-cell table:style-name="ce17" office:value-type="float" office:value="12" calcext:value-type="float">
            <text:p><text:s text:c="3"/>12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48" calcext:value-type="float">
            <text:p><text:s text:c="3"/>1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337" calcext:value-type="float">
            <text:p><text:s text:c="3"/>1,337 </text:p>
          </table:table-cell>
          <table:table-cell table:style-name="ce26" office:value-type="float" office:value="15.17" calcext:value-type="float">
            <text:p><text:s text:c="3"/>15.17 </text:p>
          </table:table-cell>
          <table:table-cell table:style-name="ce26" office:value-type="float" office:value="184.57" calcext:value-type="float">
            <text:p><text:s text:c="3"/>184.57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3.02" calcext:value-type="float">
            <text:p><text:s text:c="3"/>13.02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9" calcext:value-type="float">
            <text:p><text:s text:c="3"/>5.89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19" calcext:value-type="float">
            <text:p><text:s text:c="3"/>19 </text:p>
          </table:table-cell>
          <table:table-cell table:style-name="ce28" office:value-type="float" office:value="1.94" calcext:value-type="float">
            <text:p><text:s text:c="3"/>1.94 </text:p>
          </table:table-cell>
          <table:table-cell table:style-name="ce28" office:value-type="float" office:value="23.64" calcext:value-type="float">
            <text:p><text:s text:c="3"/>23.64 </text:p>
          </table:table-cell>
          <table:table-cell table:style-name="ce33" office:value-type="float" office:value="3" calcext:value-type="float">
            <text:p><text:s text:c="3"/>3 </text:p>
          </table:table-cell>
          <table:table-cell table:style-name="ce35" office:value-type="float" office:value="0.31" calcext:value-type="float">
            <text:p><text:s text:c="3"/>0.31 </text:p>
          </table:table-cell>
          <table:table-cell table:style-name="ce35" office:value-type="float" office:value="3.73" calcext:value-type="float">
            <text:p><text:s text:c="3"/>3.73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21" calcext:value-type="float">
            <text:p><text:s text:c="3"/>6.21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28" office:value-type="float" office:value="2.49" calcext:value-type="float">
            <text:p><text:s text:c="3"/>2.49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2" calcext:value-type="float">
            <text:p><text:s text:c="3"/>0.72 </text:p>
          </table:table-cell>
          <table:table-cell table:style-name="ce38" office:value-type="float" office:value="8.7" calcext:value-type="float">
            <text:p><text:s text:c="3"/>8.70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7-06T16:11:55</dc:date>
    <meta:print-date>2009-05-06T12:08:30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